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normal" officeooo:rsid="001cf192" officeooo:paragraph-rsid="00911e38" style:font-size-asian="8pt" style:font-weight-asian="normal" style:font-size-complex="8pt" style:font-weight-complex="normal"/>
    </style:style>
    <style:style style:name="P6" style:family="paragraph" style:parent-style-name="Header">
      <style:text-properties style:font-name="Arial" fo:font-size="8pt" fo:font-weight="bold" officeooo:rsid="007982f1" officeooo:paragraph-rsid="007982f1" style:font-size-asian="8pt" style:font-weight-asian="bold" style:font-size-complex="8pt" style:font-weight-complex="bold"/>
    </style:style>
    <style:style style:name="P7" style:family="paragraph" style:parent-style-name="Header">
      <style:text-properties style:font-name="Arial" fo:font-size="8pt" fo:font-weight="bold" officeooo:rsid="007982f1" officeooo:paragraph-rsid="00911e38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Arial" fo:font-size="8pt" fo:font-weight="bold" officeooo:rsid="001cf192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10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11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4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5" style:family="paragraph" style:parent-style-name="Header">
      <style:text-properties style:font-name="Arial" fo:font-size="8pt" officeooo:paragraph-rsid="00797de0" style:font-size-asian="8pt" style:font-size-complex="8pt"/>
    </style:style>
    <style:style style:name="P16" style:family="paragraph" style:parent-style-name="Header">
      <style:text-properties style:font-name="Arial" fo:font-size="8pt" officeooo:paragraph-rsid="00911e38" style:font-size-asian="8pt" style:font-size-complex="8pt"/>
    </style:style>
    <style:style style:name="P17" style:family="paragraph" style:parent-style-name="Header">
      <style:text-properties style:font-name="Arial" fo:font-size="8pt" fo:font-weight="normal" officeooo:rsid="001cf192" officeooo:paragraph-rsid="00951307" style:font-size-asian="8pt" style:font-weight-asian="normal" style:font-size-complex="8pt" style:font-weight-complex="normal"/>
    </style:style>
    <style:style style:name="P18" style:family="paragraph" style:parent-style-name="Header">
      <style:text-properties style:font-name="Arial" fo:font-size="8pt" fo:font-weight="bold" officeooo:rsid="007982f1" officeooo:paragraph-rsid="00951307" style:font-size-asian="8pt" style:font-weight-asian="bold" style:font-size-complex="8pt" style:font-weight-complex="bold"/>
    </style:style>
    <style:style style:name="P19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20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21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22" style:family="paragraph" style:parent-style-name="Header"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23" style:family="paragraph" style:parent-style-name="Header">
      <style:text-properties style:font-name="Arial" fo:font-size="8pt" officeooo:paragraph-rsid="00951307" style:font-size-asian="8pt" style:font-size-complex="8pt"/>
    </style:style>
    <style:style style:name="P24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5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placeholder text:placeholder-type="text">&lt;for each="mode, labels in get_line_label(objects, data)"&gt;</text:placeholder></text:p>
      <text:p text:style-name="P14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17"><text:placeholder text:placeholder-type="text">&lt;if test="labels[0]"&gt;</text:placeholder></text:p>
            <text:p text:style-name="P18">Model: </text:p>
            <text:p text:style-name="P17"><text:placeholder text:placeholder-type="text">&lt;labels[0].name&gt;</text:placeholder></text:p>
            <text:p text:style-name="P18">Style number:</text:p>
            <text:p text:style-name="P17"><text:placeholder text:placeholder-type="text">&lt;labels[0].style&gt;</text:placeholder></text:p>
            <text:p text:style-name="P18">Colour:</text:p>
            <text:p text:style-name="P17"><text:placeholder text:placeholder-type="text">&lt;labels[0].color&gt;</text:placeholder></text:p>
            <text:p text:style-name="P18">Size: <text:span text:style-name="T1"><text:placeholder text:placeholder-type="text">&lt;labels[0].size&gt;</text:placeholder></text:span></text:p>
            <text:p text:style-name="P22"><text:placeholder text:placeholder-type="text">&lt;/if&gt;</text:placeholder></text:p>
          </table:table-cell>
          <table:table-cell table:style-name="Tabella1.B1" office:value-type="string">
            <text:p text:style-name="P22"><text:placeholder text:placeholder-type="text">&lt;if test="labels[0]"&gt;</text:placeholder></text:p>
            <text:p text:style-name="P23"><draw:frame draw:style-name="fr1" draw:name="Cornice4" text:anchor-type="as-char" svg:width="3.055cm" style:rel-width="100%" svg:height="2.383cm" style:rel-height="70%" draw:z-index="3"><draw:text-box><text:p text:style-name="P1"/><text:p text:style-name="P2"/></draw:text-box></draw:frame></text:p>
            <text:p text:style-name="P19"><text:placeholder text:placeholder-type="text">&lt;/if&gt;</text:placeholder></text:p>
          </table:table-cell>
          <table:table-cell table:style-name="Tabella1.A1" office:value-type="string">
            <text:p text:style-name="P17"><text:placeholder text:placeholder-type="text">&lt;if test="labels[1]"&gt;</text:placeholder></text:p>
            <text:p text:style-name="P18">Model:</text:p>
            <text:p text:style-name="P17"><text:placeholder text:placeholder-type="text">&lt;labels[0].name&gt;</text:placeholder></text:p>
            <text:p text:style-name="P18">Style number:</text:p>
            <text:p text:style-name="P17"><text:placeholder text:placeholder-type="text">&lt;labels[0].style&gt;</text:placeholder></text:p>
            <text:p text:style-name="P18">Colour:</text:p>
            <text:p text:style-name="P17"><text:placeholder text:placeholder-type="text">&lt;labels[0].color&gt;</text:placeholder></text:p>
            <text:p text:style-name="P18">Size: <text:span text:style-name="T1"><text:placeholder text:placeholder-type="text">&lt;labels[0].size&gt;</text:placeholder></text:span></text:p>
            <text:p text:style-name="P22"><text:placeholder text:placeholder-type="text">&lt;/if&gt;</text:placeholder></text:p>
          </table:table-cell>
          <table:table-cell table:style-name="Tabella1.B1" office:value-type="string">
            <text:p text:style-name="P22"><text:placeholder text:placeholder-type="text">&lt;if test="labels[1]"&gt;</text:placeholder></text:p>
            <text:p text:style-name="P23"><draw:frame draw:style-name="fr1" draw:name="Cornice5" text:anchor-type="as-char" svg:width="3.307cm" style:rel-width="100%" svg:height="2.383cm" style:rel-height="70%" draw:z-index="4"><draw:text-box><text:p text:style-name="P1"/><text:p text:style-name="P2"/></draw:text-box></draw:frame></text:p>
            <text:p text:style-name="P19"><text:placeholder text:placeholder-type="text">&lt;/if&gt;</text:placeholder></text:p>
          </table:table-cell>
          <table:table-cell table:style-name="Tabella1.A1" office:value-type="string">
            <text:p text:style-name="P17"><text:placeholder text:placeholder-type="text">&lt;if test="labels[2]"&gt;</text:placeholder></text:p>
            <text:p text:style-name="P18">Model:</text:p>
            <text:p text:style-name="P17"><text:placeholder text:placeholder-type="text">&lt;labels[0].name&gt;</text:placeholder></text:p>
            <text:p text:style-name="P18">Style number:</text:p>
            <text:p text:style-name="P17"><text:placeholder text:placeholder-type="text">&lt;labels[0].style&gt;</text:placeholder></text:p>
            <text:p text:style-name="P18">Colour:</text:p>
            <text:p text:style-name="P17"><text:placeholder text:placeholder-type="text">&lt;labels[0].color&gt;</text:placeholder></text:p>
            <text:p text:style-name="P18">Size: <text:span text:style-name="T1"><text:placeholder text:placeholder-type="text">&lt;labels[0].size&gt;</text:placeholder></text:span></text:p>
            <text:p text:style-name="P22"><text:placeholder text:placeholder-type="text">&lt;/if&gt;</text:placeholder></text:p>
          </table:table-cell>
          <table:table-cell table:style-name="Tabella1.F1" office:value-type="string">
            <text:p text:style-name="P22"><text:placeholder text:placeholder-type="text">&lt;if test="labels[2]"&gt;</text:placeholder></text:p>
            <text:p text:style-name="P23"><draw:frame draw:style-name="fr1" draw:name="Cornice6" text:anchor-type="as-char" svg:width="3.057cm" style:rel-width="100%" svg:height="2.383cm" style:rel-height="70%" draw:z-index="5"><draw:text-box><text:p text:style-name="P1"/><text:p text:style-name="P2"/></draw:text-box></draw:frame></text:p>
            <text:p text:style-name="P19"><text:placeholder text:placeholder-type="text">&lt;/if&gt;</text:placeholder></text:p>
          </table:table-cell>
        </table:table-row>
      </table:table>
      <text:p text:style-name="P22"><text:placeholder text:placeholder-type="text">&lt;/if&gt;</text:placeholder></text:p>
      <text:p text:style-name="P14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5"><text:placeholder text:placeholder-type="text">&lt;if test="labels[0]"&gt;</text:placeholder></text:p>
            <text:p text:style-name="P7">Model: </text:p>
            <text:p text:style-name="P5"><text:placeholder text:placeholder-type="text">&lt;labels[0].name&gt;</text:placeholder></text:p>
            <text:p text:style-name="P7">Style number:</text:p>
            <text:p text:style-name="P5"><text:placeholder text:placeholder-type="text">&lt;labels[0].style&gt;</text:placeholder></text:p>
            <text:p text:style-name="P7">Colour:</text:p>
            <text:p text:style-name="P5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0]"&gt;</text:placeholder></text:p>
            <text:p text:style-name="P16"><draw:frame draw:style-name="fr1" draw:name="Cornice1" text:anchor-type="as-char" svg:width="3.055cm" style:rel-width="100%" svg:height="2.383cm" style:rel-height="70%" draw:z-index="0"><draw:text-box><text:p text:style-name="P1"/><text:p text:style-name="P2"/></draw:text-box></draw:frame></text:p>
            <text:p text:style-name="P11"><text:placeholder text:placeholder-type="text">&lt;/if&gt;</text:placeholder></text:p>
          </table:table-cell>
          <table:table-cell table:style-name="Tabella2.A1" office:value-type="string">
            <text:p text:style-name="P5"><text:placeholder text:placeholder-type="text">&lt;if test="labels[1]"&gt;</text:placeholder></text:p>
            <text:p text:style-name="P7">Model:</text:p>
            <text:p text:style-name="P5"><text:placeholder text:placeholder-type="text">&lt;labels[0].name&gt;</text:placeholder></text:p>
            <text:p text:style-name="P7">Style number:</text:p>
            <text:p text:style-name="P5"><text:placeholder text:placeholder-type="text">&lt;labels[0].style&gt;</text:placeholder></text:p>
            <text:p text:style-name="P7">Colour:</text:p>
            <text:p text:style-name="P5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1]"&gt;</text:placeholder></text:p>
            <text:p text:style-name="P16"><draw:frame draw:style-name="fr1" draw:name="Cornice2" text:anchor-type="as-char" svg:width="3.307cm" style:rel-width="100%" svg:height="2.383cm" style:rel-height="70%" draw:z-index="1"><draw:text-box><text:p text:style-name="P1"/><text:p text:style-name="P2"/></draw:text-box></draw:frame></text:p>
            <text:p text:style-name="P11"><text:placeholder text:placeholder-type="text">&lt;/if&gt;</text:placeholder></text:p>
          </table:table-cell>
          <table:table-cell table:style-name="Tabella2.A1" office:value-type="string">
            <text:p text:style-name="P5"><text:placeholder text:placeholder-type="text">&lt;if test="labels[2]"&gt;</text:placeholder></text:p>
            <text:p text:style-name="P7">Model:</text:p>
            <text:p text:style-name="P5"><text:placeholder text:placeholder-type="text">&lt;labels[0].name&gt;</text:placeholder></text:p>
            <text:p text:style-name="P7">Style number:</text:p>
            <text:p text:style-name="P5"><text:placeholder text:placeholder-type="text">&lt;labels[0].style&gt;</text:placeholder></text:p>
            <text:p text:style-name="P7">Colour:</text:p>
            <text:p text:style-name="P5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F1" office:value-type="string">
            <text:p text:style-name="P12"><text:placeholder text:placeholder-type="text">&lt;if test="labels[2]"&gt;</text:placeholder></text:p>
            <text:p text:style-name="P16"><draw:frame draw:style-name="fr1" draw:name="Cornice3" text:anchor-type="as-char" svg:width="3.057cm" style:rel-width="100%" svg:height="2.383cm" style:rel-height="70%" draw:z-index="2"><draw:text-box><text:p text:style-name="P1"/><text:p text:style-name="P2"/></draw:text-box></draw:frame></text:p>
            <text:p text:style-name="P11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09:58:14.984000000</dc:date>
    <meta:editing-duration>PT8H27M48S</meta:editing-duration>
    <meta:editing-cycles>125</meta:editing-cycles>
    <meta:document-statistic meta:table-count="2" meta:image-count="0" meta:object-count="0" meta:page-count="1" meta:paragraph-count="78" meta:word-count="107" meta:character-count="1018" meta:non-whitespace-character-count="981"/>
  </office:meta>
</office:document-meta>
</file>